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nventaire des orgues - charte utilisateur</text:title></text:p>
      <text:p text:style-name="OrgTitle"/>
      <text:p text:style-name="OrgSubtitle"><text:initial-creator>Bastien Guerry</text:initial-creator></text:p>
      <text:p text:style-name="OrgSubtitle"/>
      <text:p text:style-name="OrgSubtitle">10 novembre 2017</text:p>
      <text:p text:style-name="OrgSubtitle"/>
      <text:table-of-content text:style-name="OrgIndexSection" text:protected="true" text:name="Table of Contents">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des matières</text:p>
          </text:index-title>
          <text:p text:style-name="Contents_20_1"><text:a xlink:type="simple" xlink:href="#org711962e">Charte de contribution</text:a></text:p>
          <text:p text:style-name="Contents_20_2"><text:a xlink:type="simple" xlink:href="#org20e8267">Contexte</text:a></text:p>
          <text:p text:style-name="Contents_20_2"><text:a xlink:type="simple" xlink:href="#org34018e5">Rôles et contributions</text:a></text:p>
          <text:p text:style-name="Contents_20_2"><text:a xlink:type="simple" xlink:href="#org1878216">Règles de Contribution</text:a></text:p>
          <text:p text:style-name="Contents_20_2"><text:a xlink:type="simple" xlink:href="#org8f451c7">Utilisation des données issues de la contribution</text:a></text:p>
          <text:p text:style-name="Contents_20_2"><text:a xlink:type="simple" xlink:href="#org98858d8">Données personnelles</text:a></text:p>
          <text:p text:style-name="Contents_20_2"><text:a xlink:type="simple" xlink:href="#org94f0f88">Affichage de l’identité et de l’adresse électronique</text:a></text:p>
        </text:index-body>
      </text:table-of-content>
      <text:p text:style-name="Text_20_body"><text:span text:style-name="Bold">Version 0.6</text:span>
</text:p>
      <text:p text:style-name="Text_20_body">Si vous voulez réagir à ce brouillon, n’hésitez pas à nous écrire à
<text:a xlink:type="simple" xlink:href="mailto:contact@inventaire-des-orgues.fr">contact@inventaire-des-orgues.fr</text:a> ou à ouvrir <text:a xlink:type="simple" xlink:href="https://git.inventaire-des-orgues.fr/bzg/ido-docs/issues">un ticket</text:a>.
</text:p>
      <text:p text:style-name="Text_20_body">Vous pouvez télécharger la version <text:a xlink:type="simple" xlink:href="data/docs/charte-utilisateur.odt">.odt</text:a> ou <text:a xlink:type="simple" xlink:href="data/docs/charte-utilisateur.docx">.docx</text:a> de ce document pour
l’amender et nous envoyer des corrections.
</text:p>
      <text:h text:style-name="Heading_20_1_unnumbered" text:outline-level="1" text:is-list-header="true">
<text:bookmark-start text:name="OrgXref.org711962e"/>
<text:bookmark text:name="org711962e"/>Charte de contribution
<text:bookmark-end text:name="OrgXref.org711962e"/></text:h>
      <text:p text:style-name="Text_20_body">La charte de l’utilisateur suit les principes de la <text:a xlink:type="simple" xlink:href="https://inra-dam-front-resources-cdn.brainsonic.com/ressources/afile/403674-cf7ac-resource-charte-francaise-des-sciences-et-recherches-participatives.pdf">charte nationale
des sciences participatives</text:a> (20 mars 2017).
</text:p>
      <text:p text:style-name="Text_20_body">La plate-forme « Inventaire des Orgues » est un site expérimental mis
en œuvre en 2017 par le ministère de la Culture dans le cadre du
programme « <text:a xlink:type="simple" xlink:href="https://entrepreneur-interet-general.etalab.gouv.fr/">Entrepreneur d’intérêt général</text:a> » 2017, repris ensuite par
les associations <text:a xlink:type="simple" xlink:href="http://www.orgue-en-france.org/">Orgue en France</text:a> et la <text:a xlink:type="simple" xlink:href="http://www.ffao.com">Fédération Francophone des Amis
de l’Orgue</text:a>.
</text:p>
      <text:h text:style-name="Heading_20_2_unnumbered" text:outline-level="2" text:is-list-header="true">
<text:bookmark-start text:name="OrgXref.org20e8267"/>
<text:bookmark text:name="org20e8267"/>Contexte
<text:bookmark-end text:name="OrgXref.org20e8267"/></text:h>
      <text:p text:style-name="Text_20_body">L’inventaire des orgues a pour objet :
</text:p>
      <text:list text:style-name="OrgBulletedList" text:continue-numbering="false">
        <text:list-item>
          <text:p text:style-name="Text_20_body">de présenter toutes les données dont le ministère de la Culture
dispose sur le patrimoine des orgues, qu’ils soient inscrits ou
classés au titre des monuments historiques ou étudiés dans
l’Inventaire général du patrimoine culturel ;
</text:p>
        </text:list-item>
        <text:list-item>
          <text:p text:style-name="Text_20_body">de présenter les données que fournissent les services régionaux de
l’Inventaire du patrimoine culturel ;
</text:p>
        </text:list-item>
        <text:list-item>
          <text:p text:style-name="Text_20_body">de permettre aux amateurs d’orgues de venir enrichir ces données
avec des compléments d’information, des corrections et des fichiers
associés, notamment des images et des sons ;
</text:p>
        </text:list-item>
        <text:list-item>
          <text:p text:style-name="Text_20_body">d’exposer ces données sous <text:a xlink:type="simple" xlink:href="https://www.etalab.gouv.fr/wp-content/uploads/2017/04/ETALAB-Licence-Ouverte-v2.0.pdf">la licence Ouverte 2.0</text:a>, de façon à ce que
différents acteurs puissent les consulter et les réutiliser.
</text:p>
        </text:list-item>
      </text:list>
      <text:p text:style-name="Text_20_body">Toute personne qui souhaite contribuer sur la plate-forme « Inventaire
des Orgues » doit accepter préalablement les termes de la présente
charte.
</text:p>
      <text:p text:style-name="Text_20_body">Le contributeur reconnaît avoir pris connaissance des mentions légales
de la plate-forme « Inventaire des Orgues » [lien].
</text:p>
      <text:h text:style-name="Heading_20_2_unnumbered" text:outline-level="2" text:is-list-header="true">
<text:bookmark-start text:name="OrgXref.org34018e5"/>
<text:bookmark text:name="org34018e5"/>Rôles et contributions
<text:bookmark-end text:name="OrgXref.org34018e5"/></text:h>
      <text:p text:style-name="Text_20_body">L’accès aux données mises en ligne sur la plate-forme « Inventaire des
Orgues » est public depuis le site www.inventaire-des-orgues.fr.
</text:p>
      <text:p text:style-name="Text_20_body">L’utilisateur de l’inventaire entre dans l’une de ces catégories :
</text:p>
      <text:list text:style-name="OrgDescriptionList" text:continue-numbering="false">
        <text:list-item>
          <text:p text:style-name="Text_20_body_20_bold">Utilisateur</text:p>
          <text:list text:style-name="OrgDescriptionList" text:continue-numbering="true">
            <text:list-item>
              <text:p text:style-name="Text_20_body">Sans authentification préalable, l’utilisateur est un
     internaute qui peut accéder à tous les contenus publics de la
     plate-forme.
</text:p>
            </text:list-item>
          </text:list>
        </text:list-item>
        <text:list-item>
          <text:p text:style-name="Text_20_body_20_bold">Contributeur</text:p>
          <text:list text:style-name="OrgDescriptionList" text:continue-numbering="true">
            <text:list-item>
              <text:p text:style-name="Text_20_body">Pour publier des contributions ou les réviser, le
     contributeur doit, au préalable, avoir créé un compte avec un nom
     d’utilisateur et mot de passe de son choix et s’être authentifié.
     Lors des sessions suivantes, le contributeur devra se connecter
     avec ces mêmes identifiants.  Le contributeur est responsable de
     la conservation du nom d’utilisateur et du mot de passe choisis
     pour l’accès à la contribution.
</text:p>
            </text:list-item>
          </text:list>
        </text:list-item>
        <text:list-item>
          <text:p text:style-name="Text_20_body_20_bold">Administrateur</text:p>
          <text:list text:style-name="OrgDescriptionList" text:continue-numbering="true">
            <text:list-item>
              <text:p text:style-name="Text_20_body">Le statut d’administrateur est accordé aux
     contributeurs qui en font la demande par le comité de suivi.  Le
     rôle de l’administrateur n’est pas de valider scientifiquement
     les données contributives mais de supprimer les contenus signalés
     comme problématiques et de revenir, si besoin, à des versions
     antérieures d’une fiche d’orgue.
</text:p>
            </text:list-item>
          </text:list>
        </text:list-item>
        <text:list-item>
          <text:p text:style-name="Text_20_body_20_bold">Gestionnaire de données</text:p>
          <text:list text:style-name="OrgDescriptionList" text:continue-numbering="true">
            <text:list-item>
              <text:p text:style-name="Text_20_body">Le gestionnaire de données est en charge
     de promouvoir techniquement un contributeur au rang
     d’administrateur et d’effacer, si besoin, des contenus et des
     comptes utilisateur.
</text:p>
            </text:list-item>
          </text:list>
        </text:list-item>
        <text:list-item>
          <text:p text:style-name="Text_20_body_20_bold">Membre du comité de suivi</text:p>
          <text:list text:style-name="OrgDescriptionList" text:continue-numbering="true">
            <text:list-item>
              <text:p text:style-name="Text_20_body">Le comité de suivi assure une veille
     sur la qualité des données contributives. Il organise l’animation
     éditoriale et communautaire de la plate-forme. Il est aussi
     responsable de définir les évolutions fonctionnelles souhaitées
     pour la plate-forme.  Ce comité est composé de membres issus des
     structures porteuses du projet : Orgue en France, la FFAO, le
     ministère de la Culture et les services régionaux de l’Inventaire
     général du patrimoine culturel. Il peut décider de s’ouvrir à des
     membres issus d’autres structures.
</text:p>
            </text:list-item>
          </text:list>
        </text:list-item>
      </text:list>
      <text:p text:style-name="Text_20_body">Le comité de suivi se réserve le droit de refuser toute inscription
qui ne serait pas conforme à l’objet de la plate-forme « Inventaire
des Orgues » et d’interdire, temporairement ou définitivement, sans
mise en demeure préalable, l’accès à la contribution.
</text:p>
      <text:p text:style-name="Text_20_body">L’adresse de messagerie requise pour l'ouverture du compte peut être
utilisée par l’équipe responsable de la plate-forme afin de contacter
le contributeur dans le cadre de sa participation à l’expérimentation.
</text:p>
      <text:p text:style-name="Text_20_body">Le contributeur peut proposer autant de modifications et de nouveaux
contenus qu’il le souhaite.
</text:p>
      <text:p text:style-name="Text_20_body">Toutes les contributions, soumises ou révisées, sur la plateforme sont
rendues publiques sous licence ouverte.
</text:p>
      <text:h text:style-name="Heading_20_2_unnumbered" text:outline-level="2" text:is-list-header="true">
<text:bookmark-start text:name="OrgXref.org1878216"/>
<text:bookmark text:name="org1878216"/>Règles de Contribution
<text:bookmark-end text:name="OrgXref.org1878216"/></text:h>
      <text:p text:style-name="Text_20_body">En participant à la plate-forme « Inventaire des Orgues », et en
créant un compte, le contributeur s’engage notamment :
</text:p>
      <text:list text:style-name="OrgNumberedList" text:continue-numbering="false">
        <text:list-item>
          <text:p text:style-name="Text_20_body">à indiquer dès l’inscription, et dans la mesure du possible, un nom
d’utilisateur permettant l’identification claire du contributeur ;
</text:p>
        </text:list-item>
        <text:list-item>
          <text:p text:style-name="Text_20_body">à respecter les obligations légales [lien vers les mentions légales
sur le site] en matière de propriété intellectuelle ;
</text:p>
        </text:list-item>
        <text:list-item>
          <text:p text:style-name="Text_20_body">à introduire des modifications en citant des sources fiables et
vérifiables ;
</text:p>
        </text:list-item>
        <text:list-item>
          <text:p text:style-name="Text_20_body">à apporter des contributions objectives, utiles, en rapport avec le
sujet abordé, et à participer aux débats de manière constructive,
dans le respect de la diversité des opinions ;
</text:p>
        </text:list-item>
        <text:list-item>
          <text:p text:style-name="Text_20_body">à n’exprimer aucun propos illicites, diffamants, injurieux,
obscènes, discriminatoires, menaçants ou contraires à l’esprit du
projet ;
</text:p>
        </text:list-item>
        <text:list-item>
          <text:p text:style-name="Text_20_body">à ne pas publier de publicité ou exercer d’activité commerciale ;
</text:p>
        </text:list-item>
        <text:list-item>
          <text:p text:style-name="Text_20_body">à s'exprimer dans un langage correct et accessible, en respectant
la courtoisie des échanges ;
</text:p>
        </text:list-item>
        <text:list-item>
          <text:p text:style-name="Text_20_body">à publier ses contenus sous <text:a xlink:type="simple" xlink:href="https://www.etalab.gouv.fr/wp-content/uploads/2017/04/ETALAB-Licence-Ouverte-v2.0.pdf">la licence Ouverte 2.0</text:a> ; cette licence
requiert que toute réutilisation d’une donnée de l’inventaire cite
son auteur et sa source.  [À publier ses contenus textuels sous <text:a xlink:type="simple" xlink:href="https://www.etalab.gouv.fr/wp-content/uploads/2017/04/ETALAB-Licence-Ouverte-v2.0.pdf">la
licence Ouverte 2.0</text:a> et ses contenus média sous licence Creative
Commons CC-by-sa 3.0.]
</text:p>
        </text:list-item>
      </text:list>
      <text:p text:style-name="Text_20_body">L’équipe responsable de la plate-forme est susceptible de supprimer ou
modérer une contribution sans préavis, si les règles mentionnées dans
la charte ne sont pas respectées.
</text:p>
      <text:h text:style-name="Heading_20_2_unnumbered" text:outline-level="2" text:is-list-header="true">
<text:bookmark-start text:name="OrgXref.org8f451c7"/>
<text:bookmark text:name="org8f451c7"/>Utilisation des données issues de la contribution
<text:bookmark-end text:name="OrgXref.org8f451c7"/></text:h>
      <text:p text:style-name="Text_20_body">Les informations recueillies font l’objet d’un traitement informatique
destiné au fonctionnement de la plateforme contributive.  Les
structures porteuses du projet sont les seules destinataires de ces
données.
</text:p>
      <text:h text:style-name="Heading_20_2_unnumbered" text:outline-level="2" text:is-list-header="true">
<text:bookmark-start text:name="OrgXref.org98858d8"/>
<text:bookmark text:name="org98858d8"/>Données personnelles
<text:bookmark-end text:name="OrgXref.org98858d8"/></text:h>
      <text:p text:style-name="Text_20_body">Comme l’indiquent les mentions légales, les données personnelles du
contributeur (Nom, Prénom, adresse email) ne sont collectées que pour
permettre le bon fonctionnement du site.
</text:p>
      <text:h text:style-name="Heading_20_2_unnumbered" text:outline-level="2" text:is-list-header="true">
<text:bookmark-start text:name="OrgXref.org94f0f88"/>
<text:bookmark text:name="org94f0f88"/>Affichage de l’identité et de l’adresse électronique
<text:bookmark-end text:name="OrgXref.org94f0f88"/></text:h>
      <text:p text:style-name="Text_20_body">L’affichage de l’identité du contributeur pourra apparaître selon les
noms et prénoms ou pseudonyme renseignés lors de son inscription à la
plate-forme « Inventaire des Orgues ».  Seule la partie précédant le
signe @ de l’adresse électronique sera affichée afin d’éviter toute
utilisation par un tiers.  Les messages qui pourraient être envoyés
aux contributeurs seront envoyés via un dispositif garantissant le
non-piratage des courriels.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Bastien Guerry</dc:creator>
    <meta:initial-creator>Bastien Guerry</meta:initial-creator>
    <dc:date>2017-11-13T10:32:20</dc:date>
    <meta:creation-date>2017-11-13T10:32:20</meta:creation-date>
    <meta:generator>Emacs 27.0.50 (Org mode 9.1.2)</meta:generator>
    <meta:keyword/>
    <dc:subject/>
    <dc:title>Inventaire des orgues - charte utilisateur</dc:title>
  </office:meta>
</office:document-meta>
</file>